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1fe" officeooo:paragraph-rsid="001f71fe"/>
    </style:style>
    <style:style style:name="T1" style:family="text">
      <style:text-properties officeooo:rsid="00205e05"/>
    </style:style>
    <style:style style:name="T2" style:family="text">
      <style:text-properties officeooo:rsid="00209157"/>
    </style:style>
    <style:style style:name="T3" style:family="text">
      <style:text-properties officeooo:rsid="0021b67e"/>
    </style:style>
    <style:style style:name="T4" style:family="text">
      <style:text-properties officeooo:rsid="0021d3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Avaliação IA</text:span><text:line-break/>Alysson Henrique de Souza Pinheiro</text:p>
      <text:p text:style-name="P1"/>
      <text:p text:style-name="P1">1)</text:p>
      <text:p text:style-name="P1"><text:tab/><text:span text:style-name="T1">Para manter os sistema atualizado e funcional é necessário inicialmente montar </text:span><text:span text:style-name="T3">periodicamente </text:span><text:span text:style-name="T1">uma matriz de correlação para que </text:span><text:span text:style-name="T3">os atributos com melhores valores sejam escolhidos para serem usados nos conjuntos de treino e validação</text:span><text:span text:style-name="T1">, em seguida deve ser realiza da uma limpeza nos dados ruidosos, tomando o exemplo da idade, utilizando uma estrategia de bucketing é possível remover os ruídos desse atributo, por fim pode ser aplicado um algoritmo preditivo baseado em K-NN para prever baseado nos atributos de um cliente quais produtos devem ser recomendados</text:span></text:p>
      <text:p text:style-name="P1"/>
      <text:p text:style-name="P1">2)</text:p>
      <text:p text:style-name="P1"><text:tab/>a) <text:s/><text:span text:style-name="T2">Para utilizar K-NN para prever quais produtos um cliente compraria primeiramente é necessário selecionar quais dos atributos presentes no dataset </text:span><text:span text:style-name="T3">vão ser utilizados no processo de treinamento e validação</text:span><text:span text:style-name="T2">, utilizando uma matriz de correlação podemos selecionar somente atributos relevantes com valores acima de 0, tomando cuidado para não inserir possíveis correlações espúrias, em seguida utilizando um método de amostragem progressiva, o modelo é treinado até conseguir prever </text:span><text:span text:style-name="T3">com uma taxa de acerto acima de 90%</text:span><text:span text:style-name="T2"> os produtos que um cliente compraria, por fim para a equipe de backend será entregue a classe ModeloPred essa classe possui o método setClienteAlvo, que recebe os dados do cliente a ser realizada a previsão e o método preverComprasCliente que realiza a comparação </text:span><text:span text:style-name="T3">com os</text:span><text:span text:style-name="T2"> dados do clienteAlvo e prevê quais os produtos o cliente compraria </text:span></text:p>
      <text:p text:style-name="P1"/>
      <text:p text:style-name="P1"><text:tab/><text:span text:style-name="T3">b) Para utilizar um algoritmo Case-Based-Reasoning para prever quais produtos um cliente compraria no webiste o banco de dados deve ser construído pra incluir as ações que um usuário toma dentro da loja, depois de montado o banco de dados fazermos uma limpeza nos dados para remover dados ruidosos e uma normalização nos dados, a partir disso é possível definir perfis de usuário e treinar o modelo para que seja simuladas as decisões que um usuário tomaria até comprar um produ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3:18:17.385825861</meta:creation-date>
    <dc:date>2024-12-13T14:16:38.679750718</dc:date>
    <meta:editing-duration>PT40S</meta:editing-duration>
    <meta:editing-cycles>1</meta:editing-cycles>
    <meta:document-statistic meta:table-count="0" meta:image-count="0" meta:object-count="0" meta:page-count="1" meta:paragraph-count="6" meta:word-count="308" meta:character-count="1949" meta:non-whitespace-character-count="1642"/>
    <meta:generator>LibreOffice/7.3.7.2$Linux_X86_64 LibreOffice_project/30$Build-2</meta:generator>
  </office:meta>
</office:document-meta>
</file>